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ZONIT urgent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>
            <text:p>18um</text:p>
          </table:table-cell>
          <table:table-cell office:value-type="string">
            <text:p>35um</text:p>
          </table:table-cell>
          <table:table-cell office:value-type="string">
            <text:p>70um</text:p>
          </table:table-cell>
          <table:table-cell office:value-type="string">
            <text:p>105um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Проводник на внешних слоях </text:p>
          </table:table-cell>
          <table:table-cell table:style-name="ce3" office:value-type="float" office:value="0.125">
            <text:p>0.12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Зазор между проводниками на внешних слоях </text:p>
          </table:table-cell>
          <table:table-cell office:value-type="float" office:value="0.125">
            <text:p>0.12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Зазор площадка-огибающий полигон на внешних слоях 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Металлизированное отверстие </text:p>
          </table:table-cell>
          <table:table-cell table:number-columns-repeated="3" office:value-type="float" office:value="0.3">
            <text:p>0.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Поясок монтажной контактной площадки (Annular ring PAD) </text:p>
          </table:table-cell>
          <table:table-cell table:number-columns-repeated="3"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Поясок площадки переходного отверстия  (Annular ring VIA) </text:p>
          </table:table-cell>
          <table:table-cell table:number-columns-repeated="3" office:value-type="float" office:value="0.15">
            <text:p>0.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Неметаллизированное отверстие </text:p>
          </table:table-cell>
          <table:table-cell table:number-columns-repeated="3" office:value-type="float" office:value="0.5">
            <text:p>0.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3" office:value-type="string">
            <text:p>Отступ элементов топологии от фрезеруемых контуров на внешних слоях </text:p>
          </table:table-cell>
          <table:table-cell table:number-columns-repeated="3" office:value-type="float" office:value="0.25">
            <text:p>0.2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Отступ элементов топологии от фрезеруемых контуров на внутренних слоях 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5/21/2017</text:date>, <text:time>00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5-20T23:11:52.25</meta:creation-date>
    <meta:generator>OpenOffice/4.1.2$Win32 OpenOffice.org_project/412m3$Build-9782</meta:generator>
    <dc:date>2017-05-21T00:03:01.32</dc:date>
    <dc:creator>Boris </dc:creator>
    <meta:editing-duration>PT51M7S</meta:editing-duration>
    <meta:editing-cycles>4</meta:editing-cycles>
    <meta:document-statistic meta:table-count="3" meta:cell-count="40" meta:object-count="0"/>
  </office:meta>
</office:document-meta>
</file>